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4.907cm" fo:min-width="14.309cm"/>
    </style:style>
    <style:style style:name="gr2" style:family="graphic" style:parent-style-name="standard">
      <style:graphic-properties draw:stroke="none" svg:stroke-color="#000000" draw:fill="none" draw:fill-color="#ffffff" fo:min-height="1.034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3.188cm" fo:min-width="4.208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objectwithoutfill">
      <style:graphic-properties svg:stroke-width="0.081cm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5.715cm" svg:x="4.175cm" svg:y="1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367cm" svg:height="1.284cm" svg:x="4.175cm" svg:y="17.496cm">
          <draw:text-box>
            <text:p text:style-name="P2">The “Open World”</text:p>
          </draw:text-box>
        </draw:frame>
        <draw:custom-shape draw:style-name="gr3" draw:text-style-name="P4" draw:layer="layout" svg:width="5.08cm" svg:height="3.81cm" svg:x="4.81cm" svg:y="18.78cm">
          <text:p text:style-name="P2"><text:span text:style-name="T1">System </text:span><text:span text:style-name="T2">S</text:span></text:p>
          <text:p text:style-name="P2"><text:span text:style-name="T1"><text:line-break/></text:span><text:span text:style-name="T3">(target of att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cm" svg:height="3.81cm" svg:x="13.7cm" svg:y="18.78cm">
          <text:p text:style-name="P2"><text:span text:style-name="T1">System </text:span><text:span text:style-name="T2">S’</text:span></text:p>
          <text:p text:style-name="P2"><text:span text:style-name="T1"><text:line-break/></text:span><text:span text:style-name="T3">(used to attack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6.35cm" svg:height="2.54cm" svg:x="8.62cm" svg:y="18.78cm">
          <draw:text-box>
            <text:p text:style-name="P2">Rational<text:line-break/>Attacker</text:p>
            <text:p text:style-name="P2"><text:span text:style-name="T2">P</text:span></text:p>
          </draw:text-box>
        </draw:frame>
        <draw:path draw:style-name="gr5" draw:text-style-name="P5" draw:layer="layout" svg:width="0.905cm" svg:height="1.904cm" draw:transform="rotate (-1.5707963267949) translate (11.795cm 21.066cm)" svg:viewBox="0 0 906 1905" svg:d="M0 0c1397 0 762 1905 762 1905">
          <text:p/>
        </draw:path>
        <draw:path draw:style-name="gr5" draw:text-style-name="P5" draw:layer="layout" svg:width="0.905cm" svg:height="1.904cm" draw:transform="rotate (1.5707963267949) translate (11.795cm 21.9719909297052cm)" svg:viewBox="0 0 906 1905" svg:d="M906 0c-1397 0-762 1905-762 190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5:08:34.193468844</meta:creation-date>
    <dc:date>2019-09-20T13:08:01.702547135</dc:date>
    <meta:editing-duration>PT20M39S</meta:editing-duration>
    <meta:editing-cycles>5</meta:editing-cycles>
    <meta:generator>LibreOffice/6.1.6.3$MacOSX_X86_64 LibreOffice_project/5896ab1714085361c45cf540f76f60673dd96a72</meta:generator>
    <meta:document-statistic meta:object-count="7"/>
  </office:meta>
</office:document-meta>
</file>